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d0b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d0b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d0b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d0b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d0b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d0b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d0b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d0b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d0b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d0b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d0b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d0b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d0b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d0b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d0b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d0b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d0b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Zarays Daice Rondón Range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3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1111977593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Beanny Enoe Ramos Rondó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1370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0.9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3" meta:non-whitespace-character-count="996"/>
    <meta:template xlink:type="simple" xlink:actuate="onRequest" xlink:title="Normal" xlink:href=""/>
  </office:meta>
</office:document-meta>
</file>